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72cm" fo:min-width="0.322cm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1.4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87cm" fo:min-width="0.4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1.775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0.6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0.672cm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2cm" svg:height="1.2cm" svg:x="4.901cm" svg:y="5.27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cm" svg:height="1.2cm" svg:x="3.001cm" svg:y="8.389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5.301cm" svg:y1="6.389cm" svg:x2="3.801cm" svg:y2="8.389cm">
          <text:p/>
        </draw:line>
        <draw:custom-shape draw:style-name="gr3" draw:text-style-name="P4" draw:layer="layout" svg:width="1.9cm" svg:height="3.2cm" svg:x="1.101cm" svg:y="9.88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" draw:text-style-name="P4" draw:layer="layout" svg:width="1.9cm" svg:height="3.2cm" svg:x="4.301cm" svg:y="9.88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3" draw:layer="layout" svg:x1="3.901cm" svg:y1="9.589cm" svg:x2="4.401cm" svg:y2="9.989cm">
          <text:p/>
        </draw:line>
        <draw:line draw:style-name="gr5" draw:text-style-name="P3" draw:layer="layout" svg:x1="3.401cm" svg:y1="9.489cm" svg:x2="2.901cm" svg:y2="9.989cm">
          <text:p/>
        </draw:line>
        <draw:custom-shape draw:style-name="gr6" draw:text-style-name="P5" draw:layer="layout" svg:width="2.6cm" svg:height="2.6cm" svg:x="9.101cm" svg:y="8.5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1cm" svg:height="1.5cm" svg:x="1.801cm" svg:y="11.595cm">
          <draw:text-box>
            <text:p>A</text:p>
          </draw:text-box>
        </draw:frame>
        <draw:frame draw:style-name="gr8" draw:text-style-name="P6" draw:layer="layout" svg:width="0.9cm" svg:height="1cm" svg:x="4.401cm" svg:y="11.595cm">
          <draw:text-box>
            <text:p>B</text:p>
          </draw:text-box>
        </draw:frame>
        <draw:custom-shape draw:style-name="gr4" draw:text-style-name="P4" draw:layer="layout" svg:width="1.9cm" svg:height="3.2cm" svg:x="6.401cm" svg:y="7.28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6" draw:layer="layout" svg:width="0.9cm" svg:height="1cm" svg:x="6.501cm" svg:y="8.995cm">
          <draw:text-box>
            <text:p>C</text:p>
          </draw:text-box>
        </draw:frame>
        <draw:line draw:style-name="gr2" draw:text-style-name="P3" draw:layer="layout" svg:x1="5.801cm" svg:y1="6.389cm" svg:x2="6.401cm" svg:y2="7.289cm">
          <text:p/>
        </draw:line>
        <draw:custom-shape draw:style-name="gr9" draw:text-style-name="P2" draw:layer="layout" svg:width="1.2cm" svg:height="1.2cm" svg:x="13.8cm" svg:y="5.10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0" draw:text-style-name="P2" draw:layer="layout" svg:width="1.2cm" svg:height="1.2cm" svg:x="15.8cm" svg:y="7.787cm">
          <text:p text:style-name="P1">P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2" draw:text-style-name="P3" draw:layer="layout" svg:x1="14.804cm" svg:y1="6.195cm" svg:x2="16.104cm" svg:y2="7.895cm">
          <text:p/>
        </draw:line>
        <draw:custom-shape draw:style-name="gr3" draw:text-style-name="P4" draw:layer="layout" svg:width="1.9cm" svg:height="3.2cm" svg:x="12cm" svg:y="6.295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4" draw:text-style-name="P4" draw:layer="layout" svg:width="1.9cm" svg:height="3.2cm" svg:x="17.302cm" svg:y="9.727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line draw:style-name="gr11" draw:text-style-name="P3" draw:layer="layout" svg:x1="14.204cm" svg:y1="6.195cm" svg:x2="13.804cm" svg:y2="6.395cm">
          <text:p/>
        </draw:line>
        <draw:custom-shape draw:style-name="gr10" draw:text-style-name="P2" draw:layer="layout" svg:width="1.2cm" svg:height="1.2cm" svg:x="13.793cm" svg:y="5.1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" draw:text-style-name="P4" draw:layer="layout" svg:width="1.9cm" svg:height="3.2cm" svg:x="13.61cm" svg:y="9.808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line draw:style-name="gr2" draw:text-style-name="P3" draw:layer="layout" svg:x1="16.104cm" svg:y1="8.908cm" svg:x2="15.504cm" svg:y2="9.808cm">
          <text:p/>
        </draw:line>
        <draw:frame draw:style-name="gr12" draw:text-style-name="P6" draw:layer="layout" svg:width="1cm" svg:height="1.3cm" svg:x="12.807cm" svg:y="8.015cm">
          <draw:text-box>
            <text:p>A</text:p>
          </draw:text-box>
        </draw:frame>
        <draw:frame draw:style-name="gr13" draw:text-style-name="P6" draw:layer="layout" svg:width="0.9cm" svg:height="1.4cm" svg:x="14.507cm" svg:y="11.315cm">
          <draw:text-box>
            <text:p>B</text:p>
          </draw:text-box>
        </draw:frame>
        <draw:line draw:style-name="gr2" draw:text-style-name="P3" draw:layer="layout" svg:x1="16.799cm" svg:y1="8.92cm" svg:x2="17.299cm" svg:y2="9.72cm">
          <text:p/>
        </draw:line>
        <draw:frame draw:style-name="gr8" draw:text-style-name="P6" draw:layer="layout" svg:width="1.2cm" svg:height="1cm" svg:x="17.4cm" svg:y="11.4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0:48:43.577961938</meta:creation-date>
    <dc:date>2019-05-06T00:50:28.922180468</dc:date>
    <meta:editing-duration>PT1M45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